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7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bj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g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9-27</text:p>
          </table:table-cell>
          <table:table-cell office:value-type="string" calcext:value-type="string">
            <text:p>bg_screen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bg_character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j_processing_during_h_blank_perio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8kb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6k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play_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graphics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vram_displa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main_memory_displa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d_display_forced_blan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128_horizontal_dot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256_horizontal_dots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1d_mapping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d_mapp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_mapp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2d_3d_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_2d_graphic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2d_3d_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_3d_graphic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text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affine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affine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extended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extended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extended2_extended3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d_large_screen_256_color_bitmap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00:31:48.165731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0:01:01.452411487</meta:creation-date>
    <dc:date>2024-08-31T01:57:01.270121624</dc:date>
    <meta:editing-duration>PT1H55M16S</meta:editing-duration>
    <meta:editing-cycles>4</meta:editing-cycles>
    <meta:generator>LibreOffice/7.6.7.2$Linux_X86_64 LibreOffice_project/60$Build-2</meta:generator>
    <meta:document-statistic meta:table-count="1" meta:cell-count="251" meta:object-count="0"/>
  </office:meta>
</office:document-meta>
</file>